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" svg:font-family="L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YS Text" svg:font-family="'YS Text', Arial, Helvetica, 'Arial Unicode MS', sans-serif"/>
  </office:font-face-decls>
  <office:automatic-styles>
    <style:style style:name="Таблица1" style:family="table">
      <style:table-properties style:width="14.531cm" fo:margin-left="-0.106cm" fo:margin-top="0cm" fo:margin-bottom="0cm" table:align="left"/>
    </style:style>
    <style:style style:name="Таблица1.A" style:family="table-column">
      <style:table-column-properties style:column-width="0.838cm"/>
    </style:style>
    <style:style style:name="Таблица1.B" style:family="table-column">
      <style:table-column-properties style:column-width="5.126cm"/>
    </style:style>
    <style:style style:name="Таблица1.C" style:family="table-column">
      <style:table-column-properties style:column-width="5.99cm"/>
    </style:style>
    <style:style style:name="Таблица1.D" style:family="table-column">
      <style:table-column-properties style:column-width="2.577cm"/>
    </style:style>
    <style:style style:name="Таблица1.1" style:family="table-row">
      <style:table-row-properties style:min-row-height="1.228cm" fo:keep-together="auto"/>
    </style:style>
    <style:style style:name="Таблица1.A1" style:family="table-cell">
      <style:table-cell-properties style:vertical-align="" fo:padding-left="0.053cm" fo:padding-right="0.053cm" fo:padding-top="0cm" fo:padding-bottom="0cm" fo:border="none"/>
    </style:style>
    <style:style style:name="Таблица1.2" style:family="table-row">
      <style:table-row-properties style:min-row-height="1.021cm" fo:keep-together="auto"/>
    </style:style>
    <style:style style:name="Таблица1.3" style:family="table-row">
      <style:table-row-properties style:min-row-height="2.018cm" fo:keep-together="auto"/>
    </style:style>
    <style:style style:name="Таблица1.4" style:family="table-row">
      <style:table-row-properties style:min-row-height="2.413cm" fo:keep-together="auto"/>
    </style:style>
    <style:style style:name="Таблица2" style:family="table">
      <style:table-properties style:width="21.218cm" fo:margin-left="-1.78cm" fo:margin-top="0cm" fo:margin-bottom="0cm" table:align="left"/>
    </style:style>
    <style:style style:name="Таблица2.A" style:family="table-column">
      <style:table-column-properties style:column-width="0.706cm"/>
    </style:style>
    <style:style style:name="Таблица2.B" style:family="table-column">
      <style:table-column-properties style:column-width="4.189cm"/>
    </style:style>
    <style:style style:name="Таблица2.C" style:family="table-column">
      <style:table-column-properties style:column-width="11.818cm"/>
    </style:style>
    <style:style style:name="Таблица2.D" style:family="table-column">
      <style:table-column-properties style:column-width="4.505cm"/>
    </style:style>
    <style:style style:name="Таблица2.1" style:family="table-row">
      <style:table-row-properties style:min-row-height="1.228cm" fo:keep-together="auto"/>
    </style:style>
    <style:style style:name="Таблица2.A1" style:family="table-cell">
      <style:table-cell-properties style:vertical-align="middle" fo:padding-left="0.053cm" fo:padding-right="0.053cm" fo:padding-top="0cm" fo:padding-bottom="0cm" fo:border="none"/>
    </style:style>
    <style:style style:name="Таблица2.2" style:family="table-row">
      <style:table-row-properties style:min-row-height="4.452cm" fo:keep-together="auto"/>
    </style:style>
    <style:style style:name="Таблица2.C2" style:family="table-cell">
      <style:table-cell-properties style:vertical-align="" fo:padding-left="0.053cm" fo:padding-right="0.053cm" fo:padding-top="0cm" fo:padding-bottom="0cm" fo:border="none"/>
    </style:style>
    <style:style style:name="Таблица2.D2" style:family="table-cell">
      <style:table-cell-properties style:vertical-align="bottom" fo:padding-left="0.053cm" fo:padding-right="0.053cm" fo:padding-top="0cm" fo:padding-bottom="0cm" fo:border="none"/>
    </style:style>
    <style:style style:name="Таблица2.3" style:family="table-row">
      <style:table-row-properties style:min-row-height="1.543cm" fo:keep-together="auto"/>
    </style:style>
    <style:style style:name="Таблица2.4" style:family="table-row">
      <style:table-row-properties style:min-row-height="1.191cm" fo:keep-together="auto"/>
    </style:style>
    <style:style style:name="Таблица2.5" style:family="table-row">
      <style:table-row-properties style:min-row-height="3.507cm" fo:keep-together="auto"/>
    </style:style>
    <style:style style:name="Таблица2.6" style:family="table-row">
      <style:table-row-properties style:min-row-height="2.514cm" fo:keep-together="auto"/>
    </style:style>
    <style:style style:name="Таблица2.7" style:family="table-row">
      <style:table-row-properties style:min-row-height="3.355cm" fo:keep-together="auto"/>
    </style:style>
    <style:style style:name="Таблица2.8" style:family="table-row">
      <style:table-row-properties style:min-row-height="5.565cm" fo:keep-together="auto"/>
    </style:style>
    <style:style style:name="Таблица2.9" style:family="table-row">
      <style:table-row-properties style:min-row-height="3.346cm" fo:keep-together="auto"/>
    </style:style>
    <style:style style:name="Таблица3" style:family="table">
      <style:table-properties style:width="26.128cm" fo:margin-left="-1.939cm" fo:margin-top="0cm" fo:margin-bottom="0cm" table:align="left"/>
    </style:style>
    <style:style style:name="Таблица3.A" style:family="table-column">
      <style:table-column-properties style:column-width="0.691cm"/>
    </style:style>
    <style:style style:name="Таблица3.B" style:family="table-column">
      <style:table-column-properties style:column-width="3.013cm"/>
    </style:style>
    <style:style style:name="Таблица3.C" style:family="table-column">
      <style:table-column-properties style:column-width="3.888cm"/>
    </style:style>
    <style:style style:name="Таблица3.D" style:family="table-column">
      <style:table-column-properties style:column-width="3.704cm"/>
    </style:style>
    <style:style style:name="Таблица3.E" style:family="table-column">
      <style:table-column-properties style:column-width="14.833cm"/>
    </style:style>
    <style:style style:name="Таблица3.1" style:family="table-row">
      <style:table-row-properties style:min-row-height="1.221cm" fo:keep-together="auto"/>
    </style:style>
    <style:style style:name="Таблица3.A1" style:family="table-cell">
      <style:table-cell-properties style:vertical-align="bottom" fo:padding-left="0.053cm" fo:padding-right="0.053cm" fo:padding-top="0cm" fo:padding-bottom="0cm" fo:border="none"/>
    </style:style>
    <style:style style:name="Таблица3.2" style:family="table-row">
      <style:table-row-properties style:min-row-height="3.986cm" fo:keep-together="auto"/>
    </style:style>
    <style:style style:name="Таблица3.A2" style:family="table-cell">
      <style:table-cell-properties style:vertical-align="middle" fo:padding-left="0.053cm" fo:padding-right="0.053cm" fo:padding-top="0cm" fo:padding-bottom="0cm" fo:border="none"/>
    </style:style>
    <style:style style:name="Таблица3.C2" style:family="table-cell">
      <style:table-cell-properties style:vertical-align="" fo:padding-left="0.053cm" fo:padding-right="0.053cm" fo:padding-top="0cm" fo:padding-bottom="0cm" fo:border="none"/>
    </style:style>
    <style:style style:name="Таблица3.3" style:family="table-row">
      <style:table-row-properties style:min-row-height="2.801cm" fo:keep-together="auto"/>
    </style:style>
    <style:style style:name="Таблица3.4" style:family="table-row">
      <style:table-row-properties style:min-row-height="1.616cm" fo:keep-together="auto"/>
    </style:style>
    <style:style style:name="Таблица3.5" style:family="table-row">
      <style:table-row-properties style:min-row-height="3.591cm" fo:keep-together="auto"/>
    </style:style>
    <style:style style:name="Таблица3.6" style:family="table-row">
      <style:table-row-properties style:min-row-height="3.196cm" fo:keep-together="auto"/>
    </style:style>
    <style:style style:name="Таблица3.7" style:family="table-row">
      <style:table-row-properties style:min-row-height="2.406cm" fo:keep-together="auto"/>
    </style:style>
    <style:style style:name="Таблица3.8" style:family="table-row">
      <style:table-row-properties style:min-row-height="5.17cm" fo:keep-together="auto"/>
    </style:style>
    <style:style style:name="Таблица3.11" style:family="table-row">
      <style:table-row-properties style:min-row-height="3.201cm" fo:keep-together="auto"/>
    </style:style>
    <style:style style:name="Таблица3.12" style:family="table-row">
      <style:table-row-properties style:min-row-height="2.413cm" fo:keep-together="auto"/>
    </style:style>
    <style:style style:name="Таблица3.13" style:family="table-row">
      <style:table-row-properties style:min-row-height="1.623cm" fo:keep-together="auto"/>
    </style:style>
    <style:style style:name="Таблица3.14" style:family="table-row">
      <style:table-row-properties style:min-row-height="2.018cm" fo:keep-together="auto"/>
    </style:style>
    <style:style style:name="Таблица3.17" style:family="table-row">
      <style:table-row-properties style:min-row-height="2.808cm" fo:keep-together="auto"/>
    </style:style>
    <style:style style:name="Таблица3.21" style:family="table-row">
      <style:table-row-properties style:min-row-height="1.228cm" fo:keep-together="auto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rsid="0013e428" officeooo:paragraph-rsid="0013e42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e428" officeooo:paragraph-rsid="0013e42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78f2f" officeooo:paragraph-rsid="00178f2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19823d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paragraph-rsid="0015d66b"/>
    </style:style>
    <style:style style:name="P9" style:family="paragraph" style:parent-style-name="Standard">
      <style:paragraph-properties fo:text-align="start" style:justify-single-word="false"/>
      <style:text-properties officeooo:paragraph-rsid="001b3581"/>
    </style:style>
    <style:style style:name="P10" style:family="paragraph" style:parent-style-name="Standard">
      <style:paragraph-properties fo:text-align="end" style:justify-single-word="false">
        <style:tab-stops/>
      </style:paragraph-properties>
    </style:style>
    <style:style style:name="P11" style:family="paragraph" style:parent-style-name="Standard">
      <style:paragraph-properties fo:text-align="center" style:justify-single-word="false">
        <style:tab-stops/>
      </style:paragraph-properties>
    </style:style>
    <style:style style:name="P12" style:family="paragraph" style:parent-style-name="Standard">
      <style:paragraph-properties fo:margin-left="0cm" fo:margin-right="0cm" fo:margin-top="0.106cm" fo:margin-bottom="0.247cm" style:contextual-spacing="false" style:line-height-at-least="0.582cm" fo:orphans="2" fo:widows="2" fo:text-indent="0cm" style:auto-text-indent="false"/>
      <style:text-properties fo:font-variant="normal" fo:text-transform="none" style:font-name="Liberation Serif" fo:font-size="12pt" fo:letter-spacing="normal" fo:font-style="normal" fo:font-weight="normal" loext:padding="0cm" loext:border="none"/>
    </style:style>
    <style:style style:name="P13" style:family="paragraph" style:parent-style-name="Standard">
      <style:paragraph-properties fo:margin-left="0cm" fo:margin-right="0cm" fo:margin-top="0.318cm" fo:margin-bottom="0.247cm" style:contextual-spacing="false" style:line-height-at-least="0.582cm" fo:orphans="2" fo:widows="2" fo:text-indent="0cm" style:auto-text-indent="false"/>
      <style:text-properties fo:font-variant="normal" fo:text-transform="none" style:font-name="Liberation Serif" fo:font-size="12pt" fo:letter-spacing="normal" fo:font-style="normal" fo:font-weight="normal" officeooo:paragraph-rsid="001b3581" loext:padding="0cm" loext:border="none"/>
    </style:style>
    <style:style style:name="P14" style:family="paragraph" style:parent-style-name="Standard">
      <style:paragraph-properties fo:margin-left="0cm" fo:margin-right="0cm" fo:margin-top="0.106cm" fo:margin-bottom="0.247cm" style:contextual-spacing="false" style:line-height-at-least="0.582cm" fo:orphans="2" fo:widows="2" fo:text-indent="0cm" style:auto-text-indent="false"/>
      <style:text-properties fo:font-variant="normal" fo:text-transform="none" style:font-name="Liberation Serif" fo:font-size="12pt" fo:letter-spacing="normal" fo:font-style="normal" fo:font-weight="normal" officeooo:paragraph-rsid="001b3581" loext:padding="0cm" loext:border="none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weight="bold" officeooo:paragraph-rsid="0019823d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paragraph-rsid="001b35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3581" style:font-weight-asian="bold" style:font-weight-complex="bold"/>
    </style:style>
    <style:style style:name="T3" style:family="text">
      <style:text-properties fo:font-weight="bold" officeooo:rsid="001b3581" style:language-asian="ja" style:country-asian="JP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823d" style:language-asian="ja" style:country-asian="JP" style:font-weight-asian="normal" style:font-weight-complex="normal"/>
    </style:style>
    <style:style style:name="T6" style:family="text">
      <style:text-properties fo:font-weight="normal" officeooo:rsid="001b3581" style:language-asian="ja" style:country-asian="JP" style:font-weight-asian="normal" style:font-weight-complex="normal"/>
    </style:style>
    <style:style style:name="T7" style:family="text">
      <style:text-properties style:language-asian="ja" style:country-asian="JP"/>
    </style:style>
    <style:style style:name="T8" style:family="text">
      <style:text-properties officeooo:rsid="0015d66b" style:language-asian="ja" style:country-asian="JP"/>
    </style:style>
    <style:style style:name="T9" style:family="text">
      <style:text-properties officeooo:rsid="0019823d" style:language-asian="ja" style:country-asian="JP" style:font-weight-asian="bold" style:font-weight-complex="bold"/>
    </style:style>
    <style:style style:name="T10" style:family="text">
      <style:text-properties fo:font-variant="normal" fo:text-transform="none" style:font-name="YS Text" fo:font-size="12pt" fo:letter-spacing="normal" fo:font-style="normal" fo:font-weight="normal"/>
    </style:style>
    <style:style style:name="T11" style:family="text">
      <style:text-properties fo:font-variant="normal" fo:text-transform="none" style:font-name="YS Text" fo:font-size="12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style:font-name="YS Text" fo:font-size="12pt" fo:letter-spacing="normal" fo:font-style="normal" style:font-weight-asian="bold" style:font-weight-complex="bold"/>
    </style:style>
    <style:style style:name="T13" style:family="text">
      <style:text-properties fo:font-variant="normal" fo:text-transform="none" style:font-name="YS Text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font-size="12pt" fo:letter-spacing="normal" fo:font-style="normal"/>
    </style:style>
    <style:style style:name="T15" style:family="text">
      <style:text-properties fo:font-variant="normal" fo:text-transform="none" fo:font-size="12pt" fo:letter-spacing="normal" fo:font-style="normal" style:font-weight-asian="bold" style:font-weight-complex="bold"/>
    </style:style>
    <style:style style:name="T16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font-size="12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fo:font-weight="normal" style:font-weight-asian="normal" style:font-weight-complex="normal"/>
    </style:style>
    <style:style style:name="T21" style:family="text">
      <style:text-properties fo:font-variant="normal" fo:text-transform="none" fo:letter-spacing="normal" fo:font-weight="bold" style:font-weight-asian="bold" style:font-weight-complex="bold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23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24" style:family="text">
      <style:text-properties fo:font-variant="normal" fo:text-transform="none" style:font-name="Liberation Serif" fo:font-size="12pt" fo:letter-spacing="normal" fo:font-style="normal" fo:font-weight="bold" officeooo:rsid="001b3581" style:language-asian="ja" style:country-asian="JP" style:font-weight-asian="bold" style:font-weight-complex="bold"/>
    </style:style>
    <style:style style:name="T25" style:family="text">
      <style:text-properties fo:font-variant="normal" fo:text-transform="none" style:font-name="Liberation Serif" fo:font-size="12pt" fo:letter-spacing="normal" fo:font-style="normal" fo:font-weight="normal" style:font-weight-asian="normal" style:font-weight-complex="normal"/>
    </style:style>
    <style:style style:name="T26" style:family="text">
      <style:text-properties style:font-name="Liberation Serif" fo:font-weight="bold" officeooo:rsid="001b3581" style:language-asian="ja" style:country-asian="JP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тудент 1 курса группы ПРИ-21 — Морзюков Максим</text:p>
      <text:p text:style-name="P1"/>
      <text:p text:style-name="P1">Практическая работа № 7</text:p>
      <text:p text:style-name="P1">ПРИНЦИПЫ ГАРМОНИЗАЦИИ СТАНДАРТОВ.</text:p>
      <text:p text:style-name="P1">ПРАВИЛА ОБОЗНАЧЕНИЯ СТАНДАРТОВ</text:p>
      <text:p text:style-name="P1"/>
      <text:p text:style-name="P2"><text:span text:style-name="T1">Цель работы.</text:span> Ознакомиться с правилами обозначения стандартов, а</text:p>
      <text:p text:style-name="P2">также со степенью соответствия национальных, межгосударственных и</text:p>
      <text:p text:style-name="P2">международных стандартов между собой.</text:p>
      <text:p text:style-name="P2"><text:span text:style-name="T1">Задачи.</text:span> В результате выполнения практической работы определения различных видов стандартов, изучить правила обозначения стандартов и получить навыки распознавания стандарта по его обозначению.</text:p>
      <text:p text:style-name="P2"/>
      <text:p text:style-name="P4">Задание 1.<text:span text:style-name="T4"> Найти соответствие определений и указать общепринятые символьные обозначения каждой из нижеприведенных степеней соответствия стандартов.</text:span></text:p>
      <text:p text:style-name="P4"><text:span text:style-name="T4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7"><text:span text:style-name="T4">№</text:span><text:line-break/>п/п</text:p>
          </table:table-cell>
          <table:table-cell table:style-name="Таблица1.A1" office:value-type="string">
            <text:p text:style-name="P7">Стандарты</text:p>
          </table:table-cell>
          <table:table-cell table:style-name="Таблица1.A1" office:value-type="string">
            <text:p text:style-name="P7">Определение</text:p>
          </table:table-cell>
          <table:table-cell table:style-name="Таблица1.A1" office:value-type="string">
            <text:p text:style-name="P7">Обозначение</text:p>
          </table:table-cell>
        </table:table-row>
        <table:table-row table:style-name="Таблица1.2">
          <table:table-cell table:style-name="Таблица1.A1" office:value-type="string">
            <text:p text:style-name="P10">1</text:p>
          </table:table-cell>
          <table:table-cell table:style-name="Таблица1.A1" office:value-type="string">
            <text:p text:style-name="P7">Идентичные<text:line-break/> Стандарты</text:p>
          </table:table-cell>
          <table:table-cell table:style-name="Таблица1.A1" office:value-type="string">
            <text:p text:style-name="P7">Гармонизированные по форме и<text:line-break/>По содержанию</text:p>
          </table:table-cell>
          <table:table-cell table:style-name="Таблица1.A1" office:value-type="string">
            <text:p text:style-name="P7">IDT</text:p>
          </table:table-cell>
        </table:table-row>
        <table:table-row table:style-name="Таблица1.3">
          <table:table-cell table:style-name="Таблица1.A1" office:value-type="string">
            <text:p text:style-name="P10">2</text:p>
          </table:table-cell>
          <table:table-cell table:style-name="Таблица1.A1" office:value-type="string">
            <text:p text:style-name="P7">Модифицированные<text:line-break/>Стандарты</text:p>
          </table:table-cell>
          <table:table-cell table:style-name="Таблица1.A1" office:value-type="string">
            <text:p text:style-name="P7">Гармонизированные, имеют <text:line-break/>технические отклонения <text:line-break/>и/или различия по форме <text:line-break/>представления при условии <text:line-break/>их идентификации и объяснения</text:p>
          </table:table-cell>
          <table:table-cell table:style-name="Таблица1.A1" office:value-type="string">
            <text:p text:style-name="P7">MOD</text:p>
          </table:table-cell>
        </table:table-row>
        <table:table-row table:style-name="Таблица1.4">
          <table:table-cell table:style-name="Таблица1.A1" office:value-type="string">
            <text:p text:style-name="P10">3</text:p>
          </table:table-cell>
          <table:table-cell table:style-name="Таблица1.A1" office:value-type="string">
            <text:p text:style-name="P7">Неэквивалентные <text:line-break/>Стандарты</text:p>
          </table:table-cell>
          <table:table-cell table:style-name="Таблица1.A1" office:value-type="string">
            <text:p text:style-name="P7">Имеют неидентифицированные <text:line-break/>технические отклонения и/или<text:line-break/>различия по форме <text:line-break/>представления, не являются <text:line-break/>гармонизированными,<text:line-break/>но могут быть сопоставляемыми</text:p>
          </table:table-cell>
          <table:table-cell table:style-name="Таблица1.A1" office:value-type="string">
            <text:p text:style-name="P7">NEQ</text:p>
          </table:table-cell>
        </table:table-row>
      </table:table>
      <text:p text:style-name="Standard"/>
      <text:p text:style-name="P4">Задание 2.<text:span text:style-name="T4"> Найти соответствие и указать, каким документом</text:span></text:p>
      <text:p text:style-name="P4"><text:span text:style-name="T4">(федеральным законом, стандартом или правилами) установлен каждый из</text:span></text:p>
      <text:p text:style-name="P4"><text:span text:style-name="T4">перечисленных терминов.</text:span></text:p>
      <text:p text:style-name="P4"><text:span text:style-name="T4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7"><text:span text:style-name="T4">№</text:span><text:line-break/>п/п</text:p>
          </table:table-cell>
          <table:table-cell table:style-name="Таблица2.A1" office:value-type="string">
            <text:p text:style-name="P7">Термин</text:p>
          </table:table-cell>
          <table:table-cell table:style-name="Таблица2.A1" office:value-type="string">
            <text:p text:style-name="P7">Определение</text:p>
          </table:table-cell>
          <table:table-cell table:style-name="Таблица2.A1" office:value-type="string">
            <text:p text:style-name="P7">Документ, <text:line-break/>Которым<text:line-break/>Установлен</text:p>
          </table:table-cell>
        </table:table-row>
        <table:table-row table:style-name="Таблица2.2">
          <table:table-cell table:style-name="Таблица2.A1" office:value-type="string">
            <text:p text:style-name="P7">1</text:p>
          </table:table-cell>
          <table:table-cell table:style-name="Таблица2.A1" office:value-type="string">
            <text:p text:style-name="P7">Национальный стандарт</text:p>
          </table:table-cell>
          <table:table-cell table:style-name="Таблица2.C2" office:value-type="string">
            <text:p text:style-name="P7">Документ по стандартизации, который разработан участниками работ по стандартизации, по результатам экспертизы <text:line-break/>в техническом комитете (ТК) по стандартизации (или проектном ТК) утвержден федеральным органом<text:line-break/>исполнительной власти в сфере стандартизации и в котором для всеобщего применения устанавливаются общие <text:line-break/>характеристики объекта стандартизации, а также правила и общие принципы в отношении объекта стандартизации</text:p>
          </table:table-cell>
          <table:table-cell table:style-name="Таблица2.D2" office:value-type="string">
            <text:p text:style-name="P7"/>
          </table:table-cell>
        </table:table-row>
        <text:soft-page-break/>
        <table:table-row table:style-name="Таблица2.3">
          <table:table-cell table:style-name="Таблица2.A1" office:value-type="string">
            <text:p text:style-name="P7">2</text:p>
          </table:table-cell>
          <table:table-cell table:style-name="Таблица2.A1" office:value-type="string">
            <text:p text:style-name="P7">Межгосударственный стандарт</text:p>
          </table:table-cell>
          <table:table-cell table:style-name="Таблица2.C2" office:value-type="string">
            <text:p text:style-name="P8">Региональный стандарт, принятый Евразийским советом по стандартизации, метрологии и сертификации и доступный широкому кругу <text:span text:style-name="T8">п</text:span>ользователей</text:p>
          </table:table-cell>
          <table:table-cell table:style-name="Таблица2.D2" office:value-type="string">
            <text:p text:style-name="P7"/>
          </table:table-cell>
        </table:table-row>
        <table:table-row table:style-name="Таблица2.4">
          <table:table-cell table:style-name="Таблица2.A1" office:value-type="string">
            <text:p text:style-name="P7">3</text:p>
          </table:table-cell>
          <table:table-cell table:style-name="Таблица2.A1" office:value-type="string">
            <text:p text:style-name="P7">Региональный стандарт</text:p>
          </table:table-cell>
          <table:table-cell table:style-name="Таблица2.C2" office:value-type="string">
            <text:p text:style-name="P7">Стандарт, принятый региональной организацией по стандартизации и доступный широкому кругу пользователей</text:p>
          </table:table-cell>
          <table:table-cell table:style-name="Таблица2.D2" office:value-type="string">
            <text:p text:style-name="P7"/>
          </table:table-cell>
        </table:table-row>
        <table:table-row table:style-name="Таблица2.5">
          <table:table-cell table:style-name="Таблица2.A1" office:value-type="string">
            <text:p text:style-name="P11">4</text:p>
          </table:table-cell>
          <table:table-cell table:style-name="Таблица2.A1" office:value-type="string">
            <text:p text:style-name="P7">Стандарт</text:p>
          </table:table-cell>
          <table:table-cell table:style-name="Таблица2.C2" office:value-type="string">
            <text:p text:style-name="P7">Нормативный документ, который разработан на основе консенсуса, принят признанным на соответствующем уровне органом и устанавливает для всеобщего и многократного использования правила, общие принципы или характеристики, <text:line-break/>касающиеся различных видов деятельности или их результатов, и который направлен на достижение оптимальной степени <text:line-break/>Упорядочения в определенной области</text:p>
          </table:table-cell>
          <table:table-cell table:style-name="Таблица2.D2" office:value-type="string">
            <text:p text:style-name="P7"/>
          </table:table-cell>
        </table:table-row>
        <table:table-row table:style-name="Таблица2.6">
          <table:table-cell table:style-name="Таблица2.A1" office:value-type="string">
            <text:p text:style-name="P11">5</text:p>
          </table:table-cell>
          <table:table-cell table:style-name="Таблица2.A1" office:value-type="string">
            <text:p text:style-name="P7">Правила стандартизации</text:p>
          </table:table-cell>
          <table:table-cell table:style-name="Таблица2.C2" office:value-type="string">
            <text:p text:style-name="P7">Нормативный документ, устанавливающий обязательные для применения организационно-методические положения, которые дополняют или конкретизируют отдельные положения основополагающего Национального стандарта и определяют <text:line-break/>порядок и методы выполнения работ по стандартизации</text:p>
          </table:table-cell>
          <table:table-cell table:style-name="Таблица2.D2" office:value-type="string">
            <text:p text:style-name="P7"/>
          </table:table-cell>
        </table:table-row>
        <table:table-row table:style-name="Таблица2.7">
          <table:table-cell table:style-name="Таблица2.A1" office:value-type="string">
            <text:p text:style-name="P11">6</text:p>
          </table:table-cell>
          <table:table-cell table:style-name="Таблица2.A1" office:value-type="string">
            <text:p text:style-name="P7">Рекомендации по стандартизации</text:p>
          </table:table-cell>
          <table:table-cell table:style-name="Таблица2.C2" office:value-type="string">
            <text:p text:style-name="P7">Документ, содержащий советы организационно-методического характера, которые касаются проведения работ по стандартизации и способствуют применению основополагающего национального стандарта или содержат положения, которые целесообразно предварительно проверить <text:line-break/>на практике до их установления в Основополагающем национальном стандарте</text:p>
          </table:table-cell>
          <table:table-cell table:style-name="Таблица2.D2" office:value-type="string">
            <text:p text:style-name="P7"/>
          </table:table-cell>
        </table:table-row>
        <table:table-row table:style-name="Таблица2.8">
          <table:table-cell table:style-name="Таблица2.A1" office:value-type="string">
            <text:p text:style-name="P11">7</text:p>
          </table:table-cell>
          <table:table-cell table:style-name="Таблица2.A1" office:value-type="string">
            <text:p text:style-name="P7">Общероссийский классификатор</text:p>
          </table:table-cell>
          <table:table-cell table:style-name="Таблица2.C2" office:value-type="string">
            <text:p text:style-name="P7"><text:span text:style-name="T1">1)</text:span> Нормативный документ в области стандартизации, распределяющий технико-экономическую и социальную <text:line-break/>информацию в соответствии с ее классификацией (классами, группами, видами и другими группировками)<text:line-break/><text:span text:style-name="T1">2)</text:span> Разработанный и принятый в соответствии с Федеральным законом «О техническом регулировании»; нормативный <text:s/>документ, устанавливающий систематизированный перечень <text:line-break/>наименований и кодов объектов классификации и/или классификационных группировок и принятый на <text:s/>соответствующем Уровне стандартизации</text:p>
          </table:table-cell>
          <table:table-cell table:style-name="Таблица2.D2" office:value-type="string">
            <text:p text:style-name="P7"/>
          </table:table-cell>
        </table:table-row>
        <table:table-row table:style-name="Таблица2.9">
          <table:table-cell table:style-name="Таблица2.A1" office:value-type="string">
            <text:p text:style-name="P11">8</text:p>
          </table:table-cell>
          <table:table-cell table:style-name="Таблица2.A1" office:value-type="string">
            <text:p text:style-name="P7">Стандарт организации</text:p>
          </table:table-cell>
          <table:table-cell table:style-name="Таблица2.C2" office:value-type="string">
            <text:p text:style-name="P7">Стандарт, утвержденный и применяемый организацией для целей стандартизации, а также для совершенствования производства И обеспечения качества продукции, выполнения работ, оказания услуг, а также для распространения и использования полученных в различных областях знаний <text:line-break/>результатов исследований (испытаний), измерений и разработок</text:p>
          </table:table-cell>
          <table:table-cell table:style-name="Таблица2.D2" office:value-type="string">
            <text:p text:style-name="P7"/>
          </table:table-cell>
        </table:table-row>
      </table:table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Задание 3.<text:span text:style-name="T4"> Расшифровать наименование стандарта, найти соответствие</text:span></text:p>
      <text:p text:style-name="P4"><text:span text:style-name="T4">и указать область применения.</text:span></text:p>
      <text:p text:style-name="P4"><text:span text:style-name="T4"/></text:p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7">№<text:line-break/>п/п</text:p>
          </table:table-cell>
          <table:table-cell table:style-name="Таблица3.A1" office:value-type="string">
            <text:p text:style-name="P7">Стандарт</text:p>
          </table:table-cell>
          <table:table-cell table:style-name="Таблица3.A1" office:value-type="string">
            <text:p text:style-name="P7">Наименование</text:p>
          </table:table-cell>
          <table:table-cell table:style-name="Таблица3.A1" office:value-type="string">
            <text:p text:style-name="P7">Категория<text:line-break/>Стандарта</text:p>
          </table:table-cell>
          <table:table-cell table:style-name="Таблица3.A1" office:value-type="string">
            <text:p text:style-name="P7">Область<text:line-break/>применения<text:line-break/>(из текста стандарта)</text:p>
          </table:table-cell>
        </table:table-row>
        <table:table-row table:style-name="Таблица3.2">
          <table:table-cell table:style-name="Таблица3.A2" office:value-type="string">
            <text:p text:style-name="P10">1</text:p>
          </table:table-cell>
          <table:table-cell table:style-name="Таблица3.A2" office:value-type="string">
            <text:p text:style-name="P7">ГОСТ 1.0-2015</text:p>
          </table:table-cell>
          <table:table-cell table:style-name="Таблица3.C2" office:value-type="string">
            <text:p text:style-name="P7">Межгосударственная система <text:line-break/>Стандартизации. Основные положения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Настоящий стандарт устанавливает цели <text:line-break/>и принципы межгосударственной <text:line-break/>стандартизации, основные направления <text:line-break/>работ и объекты межгосударственной <text:line-break/>стандартизации, организационные основы <text:line-break/>межгосударственной системы <text:line-break/>стандартизации, категории документов по <text:line-break/>межгосударственной стандартизации и <text:line-break/>Правила их применения.<text:line-break/></text:p>
          </table:table-cell>
        </table:table-row>
        <table:table-row table:style-name="Таблица3.3">
          <table:table-cell table:style-name="Таблица3.A2" office:value-type="string">
            <text:p text:style-name="P10">2</text:p>
          </table:table-cell>
          <table:table-cell table:style-name="Таблица3.A2" office:value-type="string">
            <text:p text:style-name="P7">ГОСТ 2.114-2016</text:p>
          </table:table-cell>
          <table:table-cell table:style-name="Таблица3.C2" office:value-type="string">
            <text:p text:style-name="P7">Единая система конструкторской <text:line-break/>Документации ТЕХНИЧЕСКИЕ УСЛОВИЯ<text:line-break/><text:line-break/>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Настоящий стандарт распространяется на <text:line-break/>изделия машиностроения и приборостроения <text:line-break/>всех отраслей промышленности, <text:line-break/>изготавливаемые и применяемые по <text:line-break/>конструкторской документации, выполняемой <text:line-break/>в соответствии с требованиями Единой <text:line-break/>Системы конструкторской документации</text:p>
          </table:table-cell>
        </table:table-row>
        <table:table-row table:style-name="Таблица3.4">
          <table:table-cell table:style-name="Таблица3.A2" office:value-type="string">
            <text:p text:style-name="P10">3</text:p>
          </table:table-cell>
          <table:table-cell table:style-name="Таблица3.A2" office:value-type="string">
            <text:p text:style-name="P7">ГОСТ Р 2.601-2019</text:p>
          </table:table-cell>
          <table:table-cell table:style-name="Таблица3.C2" office:value-type="string">
            <text:p text:style-name="P7"><text:s/>Единая система <text:line-break/>конструкторской документации.<text:line-break/>ЭКСПЛУАТАЦИОННЫЕ ДОКУМЕНТЫ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Настоящий стандарт устанавливает виды, <text:line-break/>комплектность и общие требования к <text:line-break/>выполнению эксплуатационных документов.<text:line-break/></text:p>
          </table:table-cell>
        </table:table-row>
        <table:table-row table:style-name="Таблица3.5">
          <table:table-cell table:style-name="Таблица3.A2" office:value-type="string">
            <text:p text:style-name="P10">4</text:p>
          </table:table-cell>
          <table:table-cell table:style-name="Таблица3.A2" office:value-type="string">
            <text:p text:style-name="P7">ГОСТ EN 354-2019</text:p>
          </table:table-cell>
          <table:table-cell table:style-name="Таблица3.C2" office:value-type="string">
            <text:p text:style-name="P7">Система стандартов безопасности труда<text:line-break/>СРЕДСТВА ИНДИВИДУАЛЬНОЙ ЗАЩИТЫ <text:line-break/>ОТ ПАДЕНИЯ С ВЫСОТЫ. СТРОПЫ<text:line-break/>Общие технические требования. Методы <text:line-break/>Испытаний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Настоящий стандарт устанавливает общие <text:line-break/>технические требования, методы испытаний, <text:line-break/>требования к маркировке, упаковке и <text:line-break/>информации, предоставляемой <text:line-break/>изготовителем для стропов. Стропы, <text:line-break/>соответствующие настоящему стандарту, <text:line-break/>используются в качестве элементов или <text:line-break/>компонентов для соединения в системах <text:line-break/>индивидуальной защиты от падения с высоты </text:p>
          </table:table-cell>
        </table:table-row>
        <table:table-row table:style-name="Таблица3.6">
          <table:table-cell table:style-name="Таблица3.A2" office:value-type="string">
            <text:p text:style-name="P10">5</text:p>
          </table:table-cell>
          <table:table-cell table:style-name="Таблица3.A2" office:value-type="string">
            <text:p text:style-name="P7">ГОСТ Р ИСО/МЭК<text:line-break/>33001-2017</text:p>
          </table:table-cell>
          <table:table-cell table:style-name="Таблица3.C2" office:value-type="string">
            <text:p text:style-name="P7">НАЦИОНАЛЬНЫЙ СТАНДАРТ <text:line-break/>РОССИЙСКОЙ ФЕДЕРАЦИИ<text:line-break/>Информационные технологии<text:line-break/>ОЦЕНКА ПРОЦЕССА<text:line-break/>Понятия и терминология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В настоящем стандарте содержится перечень <text:line-break/>основных терминов, относящихся к оценке <text:line-break/>процесса. Настоящий стандарт предоставляет <text:line-break/>общую информацию о понятиях процедуры <text:line-break/>оценки процесса, применении оценки процесса <text:line-break/>для анализа достигнутых качественных <text:line-break/>показателей, а также об использовании <text:line-break/>Результатов оценки процесса в управлении.</text:p>
          </table:table-cell>
        </table:table-row>
        <text:soft-page-break/>
        <table:table-row table:style-name="Таблица3.7">
          <table:table-cell table:style-name="Таблица3.A2" office:value-type="string">
            <text:p text:style-name="P10">6</text:p>
          </table:table-cell>
          <table:table-cell table:style-name="Таблица3.A2" office:value-type="string">
            <text:p text:style-name="P7">ГОСТ Р ИСО/МЭК<text:line-break/>ТО 9294-93</text:p>
          </table:table-cell>
          <table:table-cell table:style-name="Таблица3.C2" office:value-type="string">
            <text:p text:style-name="P7">ГОСУДАРСТВЕННЫЙ СТАНДАРТ <text:line-break/>РОССИЙСКОЙ ФЕДЕРАЦИИ <text:line-break/>Информационная технология <text:s text:c="3"/><text:line-break/>РУКОВОДСТВО ПО УПРАВЛЕНИЮ <text:line-break/>ДОКУМЕНТИРОВАНИЕМ ПРОГРАММНОГО <text:line-break/>ОБЕСПЕЧЕНИЯ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Данный стандарт направлен на определение <text:line-break/>стратегий, стандартов, процедур, ресурсов и <text:line-break/>планов, которыми должны заниматься сами <text:line-break/>руководители для того, чтобы эффективно <text:line-break/>управлять документированием программного <text:line-break/>Обеспечения.</text:p>
          </table:table-cell>
        </table:table-row>
        <table:table-row table:style-name="Таблица3.8">
          <table:table-cell table:style-name="Таблица3.A2" office:value-type="string">
            <text:p text:style-name="P10">7</text:p>
          </table:table-cell>
          <table:table-cell table:style-name="Таблица3.A2" office:value-type="string">
            <text:p text:style-name="P7">ПНСТ 644-2022</text:p>
          </table:table-cell>
          <table:table-cell table:style-name="Таблица3.C2" office:value-type="string">
            <text:p text:style-name="P7">ПРЕДВАРИТЕЛЬНЫЙ НАЦИОНАЛЬНЫЙ <text:line-break/>СТАНДАРТ РОССИЙСКОЙ ФЕДЕРАЦИИ<text:line-break/>Информационные технологии<text:line-break/>ИНТЕРНЕТ ВЕЩЕЙ<text:line-break/>Совместимость систем интернета вещей<text:line-break/>Часть 1<text:line-break/>Структура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Настоящий стандарт определяет <text:line-break/>функциональную совместимость систем ИВ и <text:line-break/>структуру функциональной совместимости <text:line-break/>систем ИВ. Настоящий стандарт <text:line-break/>обеспечивает проектирование систем ИВ <text:line-break/>таким образом, чтобы сущности системы ИВ <text:line-break/>могли проводить обмен и совместное <text:line-break/>использование информации. Настоящий <text:line-break/>стандарт обеспечивает партнерскую <text:line-break/>(peer-to-peer) функциональную совместимость <text:line-break/>Между отдельными системами ИВ.<text:line-break/><text:line-break/></text:p>
          </table:table-cell>
        </table:table-row>
        <table:table-row table:style-name="Таблица3.2">
          <table:table-cell table:style-name="Таблица3.A2" office:value-type="string">
            <text:p text:style-name="P10">8</text:p>
          </table:table-cell>
          <table:table-cell table:style-name="Таблица3.A2" office:value-type="string">
            <text:p text:style-name="P7">ГОСТ 1.1-2002</text:p>
          </table:table-cell>
          <table:table-cell table:style-name="Таблица3.C2" office:value-type="string">
            <text:p text:style-name="P7"><text:s text:c="3"/><text:line-break/>Межгосударственная система <text:line-break/>Стандартизации <text:s text:c="3"/><text:line-break/>Термины и определения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<text:line-break/>Настоящий стандарт устанавливает основные <text:line-break/>термины, применяемые в межгосударственной <text:line-break/>стандартизации, и их определения. Термины, <text:line-break/>установленные настоящим стандартом, также <text:line-break/>могут быть применены при проведении работ <text:line-break/>по стандартизации на национальном и ином <text:line-break/>уровне в странах, указанных в предисловии, <text:line-break/>по решению национальных органов по <text:line-break/>стандартизации этих стран.</text:p>
          </table:table-cell>
        </table:table-row>
        <table:table-row table:style-name="Таблица3.7">
          <table:table-cell table:style-name="Таблица3.A2" office:value-type="string">
            <text:p text:style-name="P10">9</text:p>
          </table:table-cell>
          <table:table-cell table:style-name="Таблица3.A2" office:value-type="string">
            <text:p text:style-name="P7">СТО НОСТРОЙ<text:line-break/>8.1.1-2019</text:p>
          </table:table-cell>
          <table:table-cell table:style-name="Таблица3.C2" office:value-type="string">
            <text:p text:style-name="P7">Стандарты, устанавливающие требования по <text:line-break/>выполнению работ или оказанию услуг в <text:line-break/>области строительства, реконструкции и <text:line-break/>капитального ремонта. Системы управления <text:line-break/>охраной труда в строительных <text:soft-page-break/>организациях. <text:line-break/>Порядок создания и внедрения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Стандарт конкретизирует общие требования<text:line-break/>К системе управления охраной труда для<text:line-break/>Строительных организаций.</text:p>
          </table:table-cell>
        </table:table-row>
        <table:table-row table:style-name="Таблица3.11">
          <table:table-cell table:style-name="Таблица3.A2" office:value-type="string">
            <text:p text:style-name="P10">10</text:p>
          </table:table-cell>
          <table:table-cell table:style-name="Таблица3.A2" office:value-type="string">
            <text:p text:style-name="P7">ГОСТ Р ЕН ИСО<text:line-break/>20345-2011</text:p>
          </table:table-cell>
          <table:table-cell table:style-name="Таблица3.C2" office:value-type="string">
            <text:p text:style-name="P7">Система стандартов <text:line-break/>безопасности труда СРЕДСТВА <text:line-break/>ИНДИВИДУАЛЬНОЙ ЗАЩИТЫ НОГ. ОБУВЬ <text:line-break/>ЗАЩИТНАЯ Технические требования<text:line-break/><text:line-break/>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Настоящий стандарт распространяется на <text:line-break/>обувь специальную и устанавливает общие и <text:line-break/>дополнительные технические требования к <text:line-break/>специальной обуви. Стандарт не <text:line-break/>распространяется на обувь без стелек и <text:line-break/>подносков или без стелек и со съемными <text:line-break/>подносками.<text:line-break/></text:p>
          </table:table-cell>
        </table:table-row>
        <table:table-row table:style-name="Таблица3.12">
          <table:table-cell table:style-name="Таблица3.A2" office:value-type="string">
            <text:p text:style-name="P10">11</text:p>
          </table:table-cell>
          <table:table-cell table:style-name="Таблица3.A2" office:value-type="string">
            <text:p text:style-name="P7">ГОСТ 30012.1-2002<text:line-break/>(МЭК 60051-1-97)</text:p>
          </table:table-cell>
          <table:table-cell table:style-name="Таблица3.C2" office:value-type="string">
            <text:p text:style-name="P7">ПРИБОРЫ АНАЛОГОВЫЕ ПОКАЗЫВАЮЩИЕ <text:line-break/>ЭЛЕКТРОИЗМЕРИТЕЛЬНЫЕ ПРЯМОГО <text:line-break/>ДЕЙСТВИЯ И ВСПОМОГАТЕЛЬНЫЕ ЧАСТИ <text:line-break/>К НИМ Часть 1 Определения и основные <text:line-break/>требования, общие для всех частей<text:line-break/>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Настоящий стандарт распространяется на <text:line-break/>показывающие электроизмерительные приборы <text:line-break/>прямого действия с устройством представления <text:line-break/>показаний в аналоговой форме.</text:p>
          </table:table-cell>
        </table:table-row>
        <table:table-row table:style-name="Таблица3.13">
          <table:table-cell table:style-name="Таблица3.A2" office:value-type="string">
            <text:p text:style-name="P10">12</text:p>
          </table:table-cell>
          <table:table-cell table:style-name="Таблица3.A2" office:value-type="string">
            <text:p text:style-name="P7">ГОСТ Р 56713-2015<text:line-break/>(ISO/IEC/IEEE<text:line-break/>15289:2011)</text:p>
          </table:table-cell>
          <table:table-cell table:style-name="Таблица3.C2" office:value-type="string">
            <text:p text:style-name="P7">Проектный менеджмент<text:line-break/>ТРЕБОВАНИЯ К УПРАВЛЕНИЮ ПРОЕКТОМ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Настоящий стандарт устанавливает <text:line-break/>требования к управлению проектом для <text:line-break/>обеспечения эффективного достижения <text:line-break/>Целей проекта.</text:p>
          </table:table-cell>
        </table:table-row>
        <table:table-row table:style-name="Таблица3.14">
          <table:table-cell table:style-name="Таблица3.A2" office:value-type="string">
            <text:p text:style-name="P10">13</text:p>
          </table:table-cell>
          <table:table-cell table:style-name="Таблица3.A2" office:value-type="string">
            <text:p text:style-name="P7">СТО РЖД 19.002-<text:line-break/>2017</text:p>
          </table:table-cell>
          <table:table-cell table:style-name="Таблица3.C2" office:value-type="string">
            <text:p text:style-name="P7">Системы и устройства железнодорожной<text:line-break/>автоматики и телемеханики. Порядок<text:line-break/>ввода в эксплуатацию"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Настоящий стандарт определяет общие <text:line-break/>правила приемки и порядок ввода в <text:line-break/>Эксплуатацию различных систем ЖАТ на сети <text:line-break/>железных дорог открытого акционерного <text:line-break/>общества "Российские железные дороги"</text:p>
          </table:table-cell>
        </table:table-row>
        <table:table-row table:style-name="Таблица3.12">
          <table:table-cell table:style-name="Таблица3.A2" office:value-type="string">
            <text:p text:style-name="P10">14</text:p>
          </table:table-cell>
          <table:table-cell table:style-name="Таблица3.A2" office:value-type="string">
            <text:p text:style-name="P7">ГОСТ Р ИСО/МЭК<text:line-break/>25021-2014</text:p>
          </table:table-cell>
          <table:table-cell table:style-name="Таблица3.C2" office:value-type="string">
            <text:p text:style-name="P7">Информационные технологии<text:line-break/>СИСТЕМНАЯ И ПРОГРАММНАЯ <text:line-break/>ИНЖЕНЕРИЯ Требования и оценка качества <text:line-break/>систем и программного <text:soft-page-break/>обеспечения (SQuaRE). <text:line-break/>Элементы показателя качества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Руководство предназначено для <text:line-break/>разработчиков, приобретателей и <text:line-break/>независимых оценщиков продукции, особенно <text:line-break/>тех, кто ответственен за определение <text:line-break/>требований и оценку качества продукции, но <text:line-break/>не ограничивается ими.</text:p>
          </table:table-cell>
        </table:table-row>
        <table:table-row table:style-name="Таблица3.11">
          <table:table-cell table:style-name="Таблица3.A2" office:value-type="string">
            <text:p text:style-name="P10">15</text:p>
          </table:table-cell>
          <table:table-cell table:style-name="Таблица3.A2" office:value-type="string">
            <text:p text:style-name="P7">ГОСТ Р 56546-2015</text:p>
          </table:table-cell>
          <table:table-cell table:style-name="Таблица3.C2" office:value-type="string">
            <text:p text:style-name="P7">Защита информации<text:line-break/>УЯЗВИМОСТИ ИНФОРМАЦИОННЫХ СИСТЕМ<text:line-break/>Классификация уязвимостей информационных <text:line-break/>Систем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Настоящий стандарт устанавливает <text:line-break/>классификацию уязвимостей информационных <text:line-break/>систем (ИС). Настоящий стандарт направлен <text:line-break/>на совершенствование методического <text:line-break/>обеспечения определения и описания угроз <text:line-break/>безопасности информации при проведении <text:line-break/>работ по защите информации в ИС.<text:line-break/></text:p>
          </table:table-cell>
        </table:table-row>
        <table:table-row table:style-name="Таблица3.17">
          <table:table-cell table:style-name="Таблица3.A2" office:value-type="string">
            <text:p text:style-name="P10">16</text:p>
          </table:table-cell>
          <table:table-cell table:style-name="Таблица3.A2" office:value-type="string">
            <text:p text:style-name="P7">ГОСТ ISO/IEC<text:line-break/>15424-2018</text:p>
          </table:table-cell>
          <table:table-cell table:style-name="Таблица3.C2" office:value-type="string">
            <text:p text:style-name="P7">Информационные технологии ТЕХНОЛОГИИ <text:line-break/>АВТОМАТИЧЕСКОЙ ИДЕНТИФИКАЦИИ И <text:line-break/>СБОРА ДАННЫХ Идентификаторы носителей <text:line-break/>Данных (включая идентификаторы символик)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Настоящий стандарт распространяется на <text:line-break/>правила взаимодействия устройств <text:line-break/>автоматической идентификации и устанавливает <text:line-break/>типовое сообщение о носителе данных, <text:line-break/>получаемое от устройств считывания <text:line-break/>штрихового кода и другого оборудования для <text:line-break/>автоматической идентификации.</text:p>
          </table:table-cell>
        </table:table-row>
        <table:table-row table:style-name="Таблица3.13">
          <table:table-cell table:style-name="Таблица3.A2" office:value-type="string">
            <text:p text:style-name="P10">17</text:p>
          </table:table-cell>
          <table:table-cell table:style-name="Таблица3.A2" office:value-type="string">
            <text:p text:style-name="P7">EN 576</text:p>
          </table:table-cell>
          <table:table-cell table:style-name="Таблица3.C2" office:value-type="string">
            <text:p text:style-name="P7">Алюминий и алюминиевые сплавы. <text:line-break/>Алюминиевые слитки из нелегированного <text:line-break/>алюминия, предназначенные для переплавки. <text:line-break/>Технические характеристики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Этот европейский стандарт определяет <text:line-break/>требования для марок нелегированного <text:line-break/>алюминия в слитках, предназначенных для <text:line-break/>Переплавки.</text:p>
          </table:table-cell>
        </table:table-row>
        <table:table-row table:style-name="Таблица3.17">
          <table:table-cell table:style-name="Таблица3.A2" office:value-type="string">
            <text:p text:style-name="P10">18</text:p>
          </table:table-cell>
          <table:table-cell table:style-name="Таблица3.A2" office:value-type="string">
            <text:p text:style-name="P7">ГОСТ EN 50065-1-<text:line-break/>2013</text:p>
          </table:table-cell>
          <table:table-cell table:style-name="Таблица3.C2" office:value-type="string">
            <text:p text:style-name="P7">Совместимость технических средств <text:line-break/>Электромагнитная СИГНАЛИЗАЦИЯ В <text:line-break/>НИЗКОВОЛЬТНЫХ ЭЛЕКТРИЧЕСКИХ <text:line-break/>УСТАНОВКАХ В ПОЛОСЕ ЧАСТОТ ОТ 3 ДО <text:line-break/>148,5 КГЦ Часть 1 ОБЩИЕ ТРЕБОВАНИЯ, <text:line-break/>ПОЛОСЫ ЧАСТОТ И <text:soft-page-break/>ЭЛЕКТРОМАГНИТНЫЕ <text:line-break/>ПОМЕХИ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Настоящий стандарт распространяется на <text:line-break/>электрическое оборудование, использующее <text:line-break/>сигналы в полосе частот от 3 до 148,5 кГц для <text:line-break/>передачи информации в низковольтных <text:line-break/>электрических системах: общественных <text:line-break/>распределительных сетях или установках <text:line-break/>потребителей электрической энергии.</text:p>
          </table:table-cell>
        </table:table-row>
        <table:table-row table:style-name="Таблица3.14">
          <table:table-cell table:style-name="Таблица3.A2" office:value-type="string">
            <text:p text:style-name="P10">19</text:p>
          </table:table-cell>
          <table:table-cell table:style-name="Таблица3.A2" office:value-type="string">
            <text:p text:style-name="P7">ПНСТ 637-2022</text:p>
          </table:table-cell>
          <table:table-cell table:style-name="Таблица3.C2" office:value-type="string">
            <text:p text:style-name="P7">Интеллектуальные транспортные системы<text:line-break/>ЧАСТИЧНО АВТОМАТИЗИРОВАННЫЕ <text:line-break/>СИСТЕМЫ ПАРКОВКИ Требования к <text:line-break/>эксплуатационным характеристикам и методы <text:line-break/>Испытания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Настоящий стандарт распространяется на <text:line-break/>транспортные средства категорий M1, M2, N1, <text:line-break/>оснащенных частично автоматизированными <text:line-break/>системами парковки.</text:p>
          </table:table-cell>
        </table:table-row>
        <table:table-row table:style-name="Таблица3.21">
          <table:table-cell table:style-name="Таблица3.A2" office:value-type="string">
            <text:p text:style-name="P10">20</text:p>
          </table:table-cell>
          <table:table-cell table:style-name="Таблица3.A2" office:value-type="string">
            <text:p text:style-name="P7">СТО НП «АВОК»<text:line-break/>7.7-2020</text:p>
          </table:table-cell>
          <table:table-cell table:style-name="Таблица3.C2" office:value-type="string">
            <text:p text:style-name="P7">Музеи. Отопление, вентиляция,<text:line-break/> Кондиционирование воздуха</text:p>
          </table:table-cell>
          <table:table-cell table:style-name="Таблица3.C2" office:value-type="string">
            <text:p text:style-name="P7"/>
          </table:table-cell>
          <table:table-cell table:style-name="Таблица3.C2" office:value-type="string">
            <text:p text:style-name="P7">Настоящий стандарт распространяется на <text:line-break/> экологические требования к объектам <text:line-break/>Недвижимости </text:p>
          </table:table-cell>
        </table:table-row>
      </table:table>
      <text:p text:style-name="Standard"/>
      <text:p text:style-name="Standard"/>
      <text:p text:style-name="P5">Вывод:</text:p>
      <text:p text:style-name="P5"/>
      <text:p text:style-name="P5"/>
      <text:p text:style-name="P5"/>
      <text:p text:style-name="P5"/>
      <text:p text:style-name="P5"/>
      <text:p text:style-name="P5">Контрольные вопросы</text:p>
      <text:p text:style-name="P5"><text:span text:style-name="T7">1) </text:span>Стандартизация - <text:span text:style-name="T4">деятельность по установлению правил и характеристик в целях их добровольного многократного использования, направленная на достижение упорядоченности в сферах производства и обращения продукции и повышение конкурентоспособности продукции, работ или услуг.</text:span></text:p>
      <text:p text:style-name="P6"><text:span text:style-name="T5"/></text:p>
      <text:p text:style-name="P15"><text:span text:style-name="T9">2) </text:span><text:span text:style-name="T15">Стандартизация осуществляется в соответствии с принципами:</text:span></text:p>
      <text:p text:style-name="P13">добровольного применения стандартов</text:p>
      <text:p text:style-name="P14">максимального учета при разработке стандартов законных интересов заинтересованных лиц</text:p>
      <text:p text:style-name="P12">недопустимости создания препятствий производству и обращению продукции, выполнению работ и оказанию услуг в большей степени, чем это минимально необходимо для выполнения целей стандартизации</text:p>
      <text:p text:style-name="P12">недопустимости установления таких стандартов, которые противоречат техническим регламентам</text:p>
      <text:p text:style-name="P12">обеспечения условий для единообразного применения стандартов</text:p>
      <text:p text:style-name="P16"><text:span text:style-name="T3">3) </text:span><text:span text:style-name="T16">Работы по стандартизации в России осуществляются</text:span><text:span text:style-name="T21"> </text:span><text:span text:style-name="T16">на</text:span><text:span text:style-name="T21"> </text:span><text:span text:style-name="T16">основе</text:span><text:span text:style-name="T21"> </text:span><text:span text:style-name="T16">принятых Федеральных</text:span><text:span text:style-name="T21"> </text:span><text:span text:style-name="T16">законов:</text:span><text:span text:style-name="T18"> О техническом регулировании от 27 декабря 2002 г. № 184-ФЗ</text:span><text:span text:style-name="T20"> </text:span><text:span text:style-name="T18">и О стандартизации</text:span><text:span text:style-name="T20"> </text:span><text:span text:style-name="T18">в</text:span><text:span text:style-name="T20"> </text:span><text:span text:style-name="T18">Российской</text:span><text:span text:style-name="T20"> </text:span><text:span text:style-name="T18">Федерации</text:span><text:span text:style-name="T20"> </text:span><text:span text:style-name="T18">от 29 июня 2015 г. № 162-ФЗ.</text:span></text:p>
      <text:p text:style-name="P16"><text:soft-page-break/><text:span text:style-name="T3">4) </text:span><text:span text:style-name="T23">ГОСТ 31507-2012 "Автотранспортные средства. Управляемость и устойчивость. Технические требования. Методы испытаний"</text:span></text:p>
      <text:p text:style-name="P16"><text:span text:style-name="T23"/></text:p>
      <text:p text:style-name="P16"><text:span text:style-name="T2">5) </text:span><text:span text:style-name="T16">Национальный</text:span><text:span text:style-name="T21"> </text:span><text:span text:style-name="T16">стандарт</text:span><text:span text:style-name="T19"> — </text:span><text:span text:style-name="T17">стандарт, принятый национальным</text:span><text:span text:style-name="T19"> </text:span><text:span text:style-name="T17">органом по стандартизации.</text:span></text:p>
      <text:p text:style-name="P16"><text:span text:style-name="T17"/></text:p>
      <text:p text:style-name="P9"><text:span text:style-name="T24">6) </text:span><text:span text:style-name="T25">К международным стандартам относятся стандарты ИСО, стандарты МЭК и стандарты ИСО/МЭК, которые являются совместными публикациями ИСО и МЭК 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" svg:font-family="L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YS Text" svg:font-family="'YS Text'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5T22:14:12.643000000</dc:date>
    <meta:editing-duration>PT29M52S</meta:editing-duration>
    <meta:editing-cycles>6</meta:editing-cycles>
    <meta:generator>LibreOffice/7.4.1.2$Windows_X86_64 LibreOffice_project/3c58a8f3a960df8bc8fd77b461821e42c061c5f0</meta:generator>
    <meta:document-statistic meta:table-count="3" meta:image-count="0" meta:object-count="0" meta:page-count="8" meta:paragraph-count="156" meta:word-count="1476" meta:character-count="12972" meta:non-whitespace-character-count="11454"/>
  </office:meta>
</office:document-meta>
</file>